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P4" style:family="paragraph" style:parent-style-name="Standard">
      <style:paragraph-properties style:text-autospace="none"/>
      <style:text-properties style:font-name="Arial" fo:font-size="10pt" fo:language="es" fo:country="AR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text-autospace="non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style:text-autospace="none"/>
      <style:text-properties style:font-name="Arial" fo:font-size="10.5pt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style:text-autospace="none"/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style:font-size-asian="10.5pt" style:font-name-complex="Arial" style:font-size-complex="10.5pt"/>
    </style:style>
    <style:style style:name="P15" style:family="paragraph" style:parent-style-name="Standard">
      <style:paragraph-properties style:text-autospace="none"/>
      <style:text-properties style:font-name="Arial" fo:font-size="10.5pt" fo:language="es" fo:country="AR" fo:font-weight="bold" style:font-size-asian="10.5pt" style:font-weight-asian="bold" style:font-name-complex="Arial" style:font-size-complex="10.5pt" style:font-weight-complex="bold"/>
    </style:style>
    <style:style style:name="P16" style:family="paragraph" style:parent-style-name="Standard">
      <style:paragraph-properties fo:text-align="justify" style:justify-single-word="false" style:text-autospace="none"/>
    </style:style>
    <style:style style:name="P17" style:family="paragraph" style:parent-style-name="Standard">
      <style:paragraph-properties style:text-autospace="none"/>
      <style:text-properties style:font-name="Courier New" fo:font-size="10pt" fo:language="es" fo:country="AR" fo:font-weight="bold" style:font-size-asian="10pt" style:font-weight-asian="bold" style:font-name-complex="Courier New" style:font-size-complex="10pt" style:font-weight-complex="bold"/>
    </style:style>
    <style:style style:name="P18" style:family="paragraph" style:parent-style-name="Standard">
      <style:paragraph-properties style:text-autospace="non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19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Courie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2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P23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4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5" style:family="paragraph" style:parent-style-name="WW-Texto_20_independiente_20_2">
      <style:paragraph-properties>
        <style:tab-stops>
          <style:tab-stop style:position="0.635cm"/>
        </style:tab-stops>
      </style:paragraph-properties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P26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</style:style>
    <style:style style:name="P27" style:family="paragraph" style:parent-style-name="WW-Texto_20_independiente_20_2">
      <style:paragraph-properties fo:text-align="justify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8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29" style:family="paragraph" style:parent-style-name="WW-Texto_20_independiente_20_2">
      <style:paragraph-properties fo:text-align="justify" style:justify-single-word="false" style:text-autospace="none">
        <style:tab-stops>
          <style:tab-stop style:position="0.635cm"/>
        </style:tab-stops>
      </style:paragraph-properties>
      <style:text-properties style:font-name="Arial" fo:font-size="10.5pt" fo:language="es" fo:country="AR" fo:font-weight="normal" style:font-size-asian="10.5pt" style:font-weight-asian="normal" style:font-name-complex="Arial" style:font-size-complex="10.5pt" style:font-weight-complex="normal"/>
    </style:style>
    <style:style style:name="P30" style:family="paragraph" style:parent-style-name="WW-Texto_20_independiente_20_2">
      <style:paragraph-properties fo:text-align="start" style:justify-single-word="false">
        <style:tab-stops>
          <style:tab-stop style:position="0.635cm"/>
        </style:tab-stops>
      </style:paragraph-properties>
    </style:style>
    <style:style style:name="P31" style:family="paragraph" style:parent-style-name="Standard">
      <style:paragraph-properties fo:text-align="justify" style:justify-single-word="false" fo:break-before="page">
        <style:tab-stops>
          <style:tab-stop style:position="0.635cm"/>
        </style:tab-stops>
      </style:paragraph-properties>
      <style:text-properties style:font-name="Arial" fo:font-size="10.5pt" style:font-size-asian="10.5pt" style:font-size-complex="10.5pt"/>
    </style:style>
    <style:style style:name="P32" style:family="paragraph" style:parent-style-name="Standard">
      <style:paragraph-properties fo:break-before="page" style:text-autospace="none"/>
      <style:text-properties style:font-name="Arial" fo:font-size="10.5pt" style:font-size-asian="10.5pt" style:font-size-complex="10.5pt"/>
    </style:style>
    <style:style style:name="P3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variant="small-caps" fo:color="#0000ff" style:font-name="Arial" fo:font-size="16pt" fo:language="es" fo:country="AR" style:font-size-asian="16pt" style:font-name-complex="Arial" style:font-size-complex="10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0.5pt" fo:font-weight="bold" officeooo:rsid="001d4840" officeooo:paragraph-rsid="001d4840" style:font-size-asian="10.5pt" style:font-weight-asian="bold" style:font-size-complex="10.5pt" style:font-weight-complex="bold"/>
    </style:style>
    <style:style style:name="T1" style:family="text">
      <style:text-properties officeooo:rsid="001acdd6"/>
    </style:style>
    <style:style style:name="T2" style:family="text">
      <style:text-properties style:font-name="Arial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.5pt" fo:language="es" fo:country="AR" fo:font-weight="normal" style:font-size-asian="10.5pt" style:font-weight-asian="normal" style:font-size-complex="10.5pt" style:font-weight-complex="normal"/>
    </style:style>
    <style:style style:name="T5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T6" style:family="text">
      <style:text-properties fo:color="#0000ff" style:font-name="Liberation Sans" fo:font-size="9pt" fo:font-weight="bold" officeooo:rsid="001dfd33" style:font-size-asian="9pt" style:font-weight-asian="bold" style:font-name-complex="Arial" style:font-size-complex="9pt" style:font-weight-complex="bold"/>
    </style:style>
    <style:style style:name="T7" style:family="text">
      <style:text-properties fo:color="#0000ff" style:font-name="Liberation Sans" fo:font-size="9pt" fo:font-weight="bold" officeooo:rsid="001d4840" style:font-size-asian="9pt" style:font-weight-asian="bold" style:font-name-complex="Arial" style:font-size-complex="9pt" style:font-weight-complex="bold"/>
    </style:style>
    <style:style style:name="T8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Courier" fo:font-size="11pt" fo:language="es" fo:country="AR" fo:font-weight="bold" style:font-size-asian="11pt" style:font-weight-asian="bold" style:font-size-complex="11pt" style:font-weight-complex="bold"/>
    </style:style>
    <style:style style:name="T10" style:family="text">
      <style:text-properties fo:language="es" fo:country="A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New1" fo:font-size="11pt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weight="bold" style:font-weight-asian="bold" style:font-weight-complex="bold"/>
    </style:style>
    <style:style style:name="T14" style:family="text">
      <style:text-properties fo:font-size="10.5pt" fo:language="es" fo:country="AR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language="es" fo:country="AR" fo:font-weight="normal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style:text-underline-style="none"/>
    </style:style>
    <style:style style:name="T19" style:family="text">
      <style:text-properties officeooo:rsid="001d4840"/>
    </style:style>
    <style:style style:name="fr1" style:family="graphic" style:parent-style-name="Frame">
      <style:graphic-properties fo:margin-left="0.319cm" fo:margin-right="0.31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2" style:family="graphic" style:parent-style-name="Frame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3" style:family="graphic" style:parent-style-name="Frame">
      <style:graphic-properties fo:margin-left="0.319cm" fo:margin-right="0.319cm" style:run-through="foreground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279cm" fo:padding-right="0.279cm" fo:padding-top="0.152cm" fo:padding-bottom="0.152cm" fo:border="0.06pt solid #000000" style:shadow="#000000 0.212cm 0.212cm" draw:shadow-opacity="100%"/>
    </style:style>
    <style:style style:name="fr4" style:family="graphic" style:parent-style-name="Frame">
      <style:graphic-properties style:vertical-pos="top" style:vertical-rel="paragraph-content" style:horizontal-pos="center" style:horizontal-rel="paragraph" fo:background-color="transparent" draw:fill="none" draw:fill-color="#ffffff" fo:padding="0.15cm" fo:border="0.06pt solid #000000" style:shadow="#000000 0.18cm 0.18cm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IPC y Señales en Linux</text:p>
      <text:p text:style-name="P4"/>
      <text:p text:style-name="P15">Tuberías sin nombre</text:p>
      <text:p text:style-name="P13"/>
      <text:p text:style-name="P10">Ingrese al sistema como <text:span text:style-name="T11">usuario no privilegiado</text:span>. Cree un directorio donde almacenar los programas de este <text:span text:style-name="T18">práctico</text:span> dentro de su directorio HOME. Luego sitúese en el directorio recién creado.</text:p>
      <text:p text:style-name="P10"/>
      <text:p text:style-name="P9"><draw:frame draw:style-name="fr1" draw:name="Frame1" text:anchor-type="paragraph" svg:y="1cm" svg:width="14.457cm" svg:height="11.195cm" draw:z-index="4"><draw:text-box><text:p text:style-name="P20">P<text:bookmark-start text:name="__DdeLink__1382_416708248"/>rogram prog_0801; </text:p><text:p text:style-name="P20"/><text:p text:style-name="P20">Uses BaseUnix, Unix; </text:p><text:p text:style-name="P20">Var atras, frente: Text; </text:p><text:p text:style-name="P20"><text:s text:c="4"/>s: String; </text:p><text:p text:style-name="P20">begin </text:p><text:p text:style-name="P20"><text:s text:c="2"/>Writeln('Creando Pipe.'); </text:p><text:p text:style-name="P20"><text:s text:c="2"/>if assignpipe(frente, atras)&lt;&gt;0 then </text:p><text:p text:style-name="P20"><text:s text:c="6"/>Writeln('Error creando pipes! ' , <text:bookmark-start text:name="__DdeLink__1386_416708248"/>fpgeterrno<text:bookmark-end text:name="__DdeLink__1386_416708248"/>); </text:p><text:p text:style-name="P20"><text:s text:c="2"/>if fpfork()&gt;0 then {padre} </text:p><text:p text:style-name="P20"><text:s text:c="2"/>begin </text:p><text:p text:style-name="P20"><text:s text:c="4"/>Writeln('(P) Escribiendo en el PIPE.'); </text:p><text:p text:style-name="P20"><text:s text:c="4"/>Writeln(atras, 'Hola hijo!'); </text:p><text:p text:style-name="P20"><text:s text:c="4"/>Close(atras); {el close cierra el pipe} </text:p><text:p text:style-name="P20"><text:s text:c="4"/>WaitProcess(0);{Esperando a cualquiera de hijo para terminar} </text:p><text:p text:style-name="P20"><text:s text:c="4"/>Writeln('(P) Terminando...'); </text:p><text:p text:style-name="P20"><text:s text:c="2"/>end </text:p><text:p text:style-name="P20"><text:s text:c="2"/>else begin {hijo} </text:p><text:p text:style-name="P20"><text:s text:c="4"/>Writeln('(C) Leyendo el PIPE...'); </text:p><text:p text:style-name="P20"><text:s text:c="4"/>Readln(frente, s); </text:p><text:p text:style-name="P20"><text:s text:c="4"/>Close(frente); </text:p><text:p text:style-name="P20"><text:s text:c="4"/>Writeln('(C) Leido: ', s); </text:p><text:p text:style-name="P20"><text:s text:c="4"/>Writeln('(C) Terminando...'); </text:p><text:p text:style-name="P20"><text:s text:c="2"/>end; </text:p><text:p text:style-name="P20">end.<text:bookmark-end text:name="__DdeLink__1382_416708248"/></text:p></draw:text-box></draw:frame>Escriba el siguiente programa y nómbrelo <text:s/>“<text:span text:style-name="T12">prog_0801.pp</text:span>” y compílelo.</text:p>
      <text:p text:style-name="P14"/>
      <text:p text:style-name="P21"/>
      <text:p text:style-name="P23"><text:span text:style-name="T11">(1)</text:span> Ejecute el programa y observe su comportamiento. Explique que hace y cómo lo hace. </text:p>
      <text:p text:style-name="P29"/>
      <text:p text:style-name="P9"/>
      <text:p text:style-name="P31"/>
      <text:p text:style-name="P9">Escriba el siguiente programa y nómbrelo <text:s/>“<text:span text:style-name="T12">prog_0802.pp</text:span>” y compílelo.</text:p>
      <text:p text:style-name="P18"><draw:frame draw:style-name="fr2" draw:name="Frame2" text:anchor-type="paragraph" svg:x="0.829cm" svg:y="0.185cm" svg:width="13.339cm" svg:height="13.682cm" draw:z-index="5"><draw:text-box><text:p text:style-name="P19"><text:bookmark-start text:name="__DdeLink__1384_416708248"/>Program prog_0802;</text:p><text:p text:style-name="P19"/><text:p text:style-name="P19">Uses BaseUnix, Unix, crt;</text:p><text:p text:style-name="P19">Var atras, frente: Text;</text:p><text:p text:style-name="P19"><text:s text:c="4"/>s: String;</text:p><text:p text:style-name="P19"><text:s text:c="4"/>i: Integer;</text:p><text:p text:style-name="P19">begin</text:p><text:p text:style-name="P19"><text:s text:c="2"/>Writeln('Creando Pipe.');</text:p><text:p text:style-name="P19"><text:s text:c="2"/>if AssignPipe(frente, atras)&lt;&gt;0 then</text:p><text:p text:style-name="P19"><text:s text:c="6"/>Writeln('Error creando pipes! ' , <text:span text:style-name="T17">fpgeterrno</text:span>);</text:p><text:p text:style-name="P19"><text:s text:c="2"/>if fpfork()&gt;0 then begin {Padre == Productor}</text:p><text:p text:style-name="P19"><text:s text:c="4"/>for i:=1 to 10 do begin</text:p><text:p text:style-name="P19"><text:s text:c="5"/>Writeln('(P) Escribiendo ',i ,' en el PIPE.');</text:p><text:p text:style-name="P19"><text:s text:c="5"/>WriteLn(atras, i);</text:p><text:p text:style-name="P19"><text:s text:c="5"/>Delay(Random(1000));</text:p><text:p text:style-name="P19"><text:s text:c="4"/>end;</text:p><text:p text:style-name="P19"><text:s text:c="4"/>WriteLn(atras, '-1');</text:p><text:p text:style-name="P19"><text:s text:c="4"/>WaitProcess(0); {Espera al hijo para terminar}</text:p><text:p text:style-name="P19"><text:s text:c="4"/>Writeln('(P) Terminando...');</text:p><text:p text:style-name="P19"><text:s text:c="4"/>Close(frente);Close(atras);</text:p><text:p text:style-name="P19"><text:s text:c="2"/>end</text:p><text:p text:style-name="P19"><text:s text:c="2"/>else begin {Hijo == Consumidor}</text:p><text:p text:style-name="P19"><text:s text:c="4"/>Writeln('(C) Leyendo el PIPE...');</text:p><text:p text:style-name="P19"><text:s text:c="4"/>repeat</text:p><text:p text:style-name="P19"><text:s text:c="6"/>Delay(Random(1500));</text:p><text:p text:style-name="P19"><text:s text:c="6"/>ReadLn(frente, s);</text:p><text:p text:style-name="P19"><text:s text:c="6"/>Writeln('(C) Leido: ', s);</text:p><text:p text:style-name="P19"><text:s text:c="4"/>until s='-1';</text:p><text:p text:style-name="P19"><text:s text:c="4"/>Writeln('(C) Terminando...');</text:p><text:p text:style-name="P19"><text:s text:c="4"/>Close(frente);</text:p><text:p text:style-name="P19"><text:s text:c="2"/>end;</text:p><text:p text:style-name="P19">end.<text:bookmark-end text:name="__DdeLink__1384_416708248"/></text:p></draw:text-box></draw:frame></text:p>
      <text:p text:style-name="P23"><text:span text:style-name="T11">(2)</text:span> Ejecute el programa y observe su comportamiento. Explique que hace y cómo lo hace. </text:p>
      <text:p text:style-name="P29"/>
      <text:p text:style-name="P12"/>
      <text:p text:style-name="P5">Manejo de señales</text:p>
      <text:p text:style-name="P6"/>
      <text:p text:style-name="P8">La forma mas primitiva de coordinación y comunicación entre procesos es el envío de señales. Los lenguajes de programación en general cuentan con primitivas POSIX para enviar y recibir señales.</text:p>
      <text:p text:style-name="P6"/>
      <text:p text:style-name="P6">Para esto se emplean (en Freepascal) las funciones de la unit BaseUnix:</text:p>
      <text:p text:style-name="P6"/>
      <text:p text:style-name="P6"><text:tab/>fpAlarm <text:tab/><text:tab/>Envía una señal de alarma a si mismo.</text:p>
      <text:p text:style-name="P6"><text:tab/>fpKill <text:tab/><text:tab/><text:tab/>Envía una señal arbitraria a un proceso.</text:p>
      <text:p text:style-name="P6"><text:tab/>fpPause <text:tab/><text:tab/>Espera hasta la llegada de una señal.</text:p>
      <text:p text:style-name="P6"><text:tab/>fpSignal <text:tab/><text:tab/>Establece la acción a tomar ante la llegada de una señal.</text:p>
      <text:p text:style-name="P6"><text:tab/><text:bookmark-start text:name="__DdeLink__1418_416708248"/>fpSigPending<text:bookmark-end text:name="__DdeLink__1418_416708248"/> <text:tab/><text:tab/>Ve si hay señales pendientes.</text:p>
      <text:p text:style-name="P6"><text:tab/>fpSigRaise <text:tab/><text:tab/>Envía una señal a si mismo.</text:p>
      <text:p text:style-name="P6"/>
      <text:p text:style-name="P6"/>
      <text:p text:style-name="P32"/>
      <text:p text:style-name="P6">Las señales más utilizadas son:</text:p>
      <text:p text:style-name="P6"/>
      <text:p text:style-name="P6"><text:tab/><text:span text:style-name="T8">SIGHUP </text:span><text:tab/>se detecto que se colgó la terminal o el proceso asociado.</text:p>
      <text:p text:style-name="P6"><text:tab/><text:span text:style-name="T8">SIGKILL</text:span><text:tab/>señal de terminación incondicional.</text:p>
      <text:p text:style-name="P6"><text:tab/><text:span text:style-name="T8">SIGALRM</text:span><text:tab/>señal del reloj desde alarm(2).</text:p>
      <text:p text:style-name="P6"><text:tab/><text:span text:style-name="T8">SIGTERM</text:span><text:tab/>señal de terminación.</text:p>
      <text:p text:style-name="P6"><text:tab/><text:span text:style-name="T8">SIGUSR1</text:span><text:tab/>señal definida por el usuario 1.</text:p>
      <text:p text:style-name="P6"><text:tab/><text:span text:style-name="T8">SIGUSR2</text:span><text:tab/>señal definida por el usuario 2.</text:p>
      <text:p text:style-name="P6"><text:tab/><text:span text:style-name="T8">SIGCHLD</text:span><text:tab/>proceso hijo terminado o detenido.</text:p>
      <text:p text:style-name="P6"><text:tab/><text:span text:style-name="T8">SIGCONT</text:span><text:tab/>continúa si estaba detenido.</text:p>
      <text:p text:style-name="P6"><text:tab/><text:span text:style-name="T8">SIGSTOP </text:span><text:tab/>detiene el proceso.</text:p>
      <text:p text:style-name="P6"/>
      <text:p text:style-name="P11">Para ver otras señales utilice las paginas man (<text:span text:style-name="T8">man 7 signal</text:span>).</text:p>
      <text:p text:style-name="P11"/>
      <text:p text:style-name="P11">Además de poder enviar señales desde los procesos los usuarios pueden enviar señales a un proceso determinado.</text:p>
      <text:p text:style-name="P11">Para esto se emplea el comando kill:</text:p>
      <text:p text:style-name="P11"/>
      <text:p text:style-name="P16"><text:span text:style-name="T4"><text:tab/><text:tab/></text:span><text:span text:style-name="T10"><text:tab/></text:span><text:span text:style-name="T9">kill -SIGNAL PID</text:span></text:p>
      <text:p text:style-name="P8"/>
      <text:p text:style-name="P10">Donde <text:span text:style-name="T9">SIGNAL</text:span> es la señal a enviar y <text:span text:style-name="T9">PID</text:span> es el process ID del proceso al que queremos enviar dicha la señal.</text:p>
      <text:p text:style-name="P10">Si no se especifica ninguna señal, se envía por defecto la señal <text:span text:style-name="T8">SIGTERM</text:span>.</text:p>
      <text:p text:style-name="P10"/>
      <text:p text:style-name="P9"><draw:frame draw:style-name="fr1" draw:name="Marco3" text:anchor-type="paragraph" svg:y="1cm" svg:width="13.339cm" svg:height="7.911cm" draw:z-index="0"><draw:text-box><text:p text:style-name="P17"><text:bookmark-start text:name="__DdeLink__1392_416708248"/>Program prog_0803; </text:p><text:p text:style-name="P17"/><text:p text:style-name="P17">uses unix, baseunix; </text:p><text:p text:style-name="P17"/><text:p text:style-name="P17">{Defino un procedimiento para atender a las seniales.} </text:p><text:p text:style-name="P17">Procedure MuestraSenial(sig : Longint);cdecl; </text:p><text:p text:style-name="P17">begin </text:p><text:p text:style-name="P17"><text:s text:c="3"/>writeln('Recibiendo senial: ',sig); </text:p><text:p text:style-name="P17">end; </text:p><text:p text:style-name="P17"/><text:p text:style-name="P17">begin </text:p><text:p text:style-name="P17">{Establezco la accion a realizar al recibir SIGUSR1.} </text:p><text:p text:style-name="P17"><text:s text:c="3"/>fpSignal(SigUsr1,@MuestraSenial); </text:p><text:p text:style-name="P17">{Espero a que presione Enter para salir..} </text:p><text:p text:style-name="P17"><text:s text:c="3"/>Writeln ('Envie senial USR1 o &lt;ENTER&gt; para salir'); </text:p><text:p text:style-name="P17"><text:s text:c="3"/>Writeln (' (ejecute kill -SIGUSR1 ',fpgetpid,' )'); </text:p><text:p text:style-name="P17"><text:s text:c="3"/>readln; </text:p><text:p text:style-name="P17">end.<text:bookmark-end text:name="__DdeLink__1392_416708248"/></text:p><text:p text:style-name="Standard"/></draw:text-box></draw:frame>Escriba el siguiente programa y nómbrelo <text:s/>“<text:span text:style-name="T12">prog_0803.pp</text:span>” y compílelo.</text:p>
      <text:p text:style-name="P14"/>
      <text:p text:style-name="P21"/>
      <text:p text:style-name="P23"><text:span text:style-name="T11">(3)</text:span> Ejecute el programa y desde otra consola envíe la señal. Observe los resultados en la consola donde se esta ejecutando el programa. Por qué nos muestra “Recibiendo senial: 10” en lugar de <text:s/>“Recibiendo senial: SIGUSR1”? </text:p>
      <text:p text:style-name="P23">Las paginas man de kill(1) y de signal(7) pueden ser de gran ayuda para responder a la pregunta anterior.</text:p>
      <text:p text:style-name="P26"><text:span text:style-name="T14">(4)</text:span><text:span text:style-name="T15"> Ahora desde la misma consola envíe el mensaje </text:span><text:span text:style-name="T9">SIGUSR2</text:span><text:span text:style-name="T15">. Qué ocurre? Por qué no nos muestra el cartel “Recibiendo señal...”?</text:span></text:p>
      <text:p text:style-name="P23"><text:span text:style-name="T11">(5)</text:span> Cree una nueva versión de este programa que muestre también la señal <text:span text:style-name="T8">USR2</text:span>. Guárdelo como “<text:span text:style-name="T8">prog_0804.pp</text:span>”. Compílelo y verifique que funciona.</text:p>
      <text:p text:style-name="P23"/>
      <text:p text:style-name="P27"><text:soft-page-break/>Escriba el siguiente programa y nómbrelo <text:s/>“<text:span text:style-name="T12">prog_0805.pp</text:span>” y compílelo.</text:p>
      <text:p text:style-name="P14"/>
      <text:p text:style-name="P21"><draw:frame draw:style-name="fr2" draw:name="Marco1" text:anchor-type="paragraph" svg:x="0.829cm" svg:y="0cm" svg:width="13.339cm" svg:height="6.754cm" draw:z-index="3"><draw:text-box><text:p text:style-name="P17">Program prog_0805;</text:p><text:p text:style-name="P17"/><text:p text:style-name="P17">uses BaseUnix;</text:p><text:p text:style-name="P17"/><text:p text:style-name="P17">var</text:p><text:p text:style-name="P17"><text:tab/>proceso: LongInt;</text:p><text:p text:style-name="P17"><text:tab/>senial: Integer;</text:p><text:p text:style-name="P17"/><text:p text:style-name="P17">begin</text:p><text:p text:style-name="P17"><text:s text:c="3"/>Write('Proceso destino: ');</text:p><text:p text:style-name="P17"><text:s text:c="3"/>Readln(proceso);</text:p><text:p text:style-name="P17"><text:s text:c="3"/>Write('Senial a enviar: ');</text:p><text:p text:style-name="P17"><text:s text:c="3"/>Readln(senial);</text:p><text:p text:style-name="P17"><text:s text:c="3"/><text:span text:style-name="T19">fp</text:span>kill(proceso, senial);</text:p><text:p text:style-name="P17">end.</text:p><text:p text:style-name="Standard"/></draw:text-box></draw:frame></text:p>
      <text:p text:style-name="P23">En otra consola ejecute el programa <text:span text:style-name="T12">prog_0803</text:span> y emplee el programa recién creado para enviar la señal.</text:p>
      <text:p text:style-name="P23"><text:span text:style-name="T11">(6) </text:span>Desarrolle su propia versión del comando <text:span text:style-name="T8">kill</text:span> y guárdelo con el nombre <text:span text:style-name="T2">“</text:span><text:span text:style-name="T12">prog_0806.pp</text:span><text:span text:style-name="T2">”</text:span>. </text:p>
      <text:p text:style-name="P23"/>
      <text:p text:style-name="P23">Éste deberá cumplir con los siguientes requisitos:</text:p>
      <text:p text:style-name="P24"><text:tab/>- Tomar los parámetros de la linea de comandos.</text:p>
      <text:p text:style-name="P24"><text:tab/>- Solamente aceptar señales numéricas (para mantener la sencillez).</text:p>
      <text:p text:style-name="P24"><text:tab/>- No se podrá omitir la señal a enviar (siempre recibirá dos parámetros).</text:p>
      <text:p text:style-name="P24"/>
      <text:p text:style-name="P23">Pruebe el programa recién creado, por ejemplo, usándolo para desarrollar la actividad <text:span text:style-name="T11">(1)</text:span>. Tenga en cuenta que <text:span text:style-name="T8">SIGUSR1</text:span> es 10 y <text:span text:style-name="T8">SIGUSR2</text:span> es 12.</text:p>
      <text:p text:style-name="P28"/>
      <text:p text:style-name="P28">Escriba el siguiente programa y nómbrelo <text:s/>“<text:span text:style-name="T12">prog_0807.pp</text:span>” y compílelo.</text:p>
      <text:p text:style-name="P14"><draw:frame draw:style-name="fr3" draw:name="Marco2" text:anchor-type="paragraph" svg:x="0.829cm" svg:y="0.27cm" svg:width="13.339cm" svg:height="7.565cm" draw:z-index="2"><draw:text-box><text:p text:style-name="P17"><text:bookmark-start text:name="__DdeLink__1394_416708248"/>Program prog_0807;</text:p><text:p text:style-name="P17"/><text:p text:style-name="P17">uses BaseUnix;</text:p><text:p text:style-name="P17"/><text:p text:style-name="P17">Procedure MuestraSenial(sig : Longint);cdecl;</text:p><text:p text:style-name="P17">begin</text:p><text:p text:style-name="P17"><text:s text:c="3"/>writeln('Recibiendo senial: ',sig);</text:p><text:p text:style-name="P17">end; </text:p><text:p text:style-name="P17"/><text:p text:style-name="P17">begin</text:p><text:p text:style-name="P17"><text:s text:c="3"/>fpSignal(SigUsr1,@MuestraSenial);</text:p><text:p text:style-name="P17"><text:s text:c="3"/>Writeln ('Envie senial USR1 para salir');</text:p><text:p text:style-name="P17"><text:s text:c="3"/>Writeln (' (ejecute kill -SIGUSR1 ',fpgetpid,' )');</text:p><text:p text:style-name="P17"><text:s text:c="3"/>{Queda esperando que llegue una senial...} <text:s/></text:p><text:p text:style-name="P17"><text:s text:c="3"/>fpPause;</text:p><text:p text:style-name="P17"><text:s text:c="3"/>Writeln('Terminando...');</text:p><text:p text:style-name="P17">end.<text:bookmark-end text:name="__DdeLink__1394_416708248"/></text:p><text:p text:style-name="Standard"/></draw:text-box></draw:frame></text:p>
      <text:p text:style-name="P25">Note que ya no usamos Readln para que el programa se detenga hasta recibir la señal.</text:p>
      <text:p text:style-name="P23"><text:span text:style-name="T11">(7)</text:span> Ejecute el programa y desde otra consola envíele la señal <text:span text:style-name="T8">SIGUSR1</text:span>. Vuelva a ejecutarlo y esta vez envíele la señal <text:span text:style-name="T8">SIGUSR2</text:span>. Por qué sale aunque no le mandemos la señal <text:span text:style-name="T8">SIGUSR1</text:span>? <text:s/>A qué se deben las diferencias en las salidas del programa?</text:p>
      <text:p text:style-name="P24"/>
      <text:p text:style-name="P22"><text:soft-page-break/></text:p>
      <text:p text:style-name="P23"><text:span text:style-name="T11">(8)</text:span> Desarrolle un programa que cree dos procesos (usando <text:span text:style-name="T11">fp</text:span><text:span text:style-name="T13">fork()</text:span>), uno de los cuales envía una señal que el otro esta esperando, cuando el segundo recibe la señal muestra un cartel y entonces terminan ambos. Guárdelo con el nombre <text:span text:style-name="T2">“</text:span><text:span text:style-name="T12">prog_0808.pp</text:span><text:span text:style-name="T2">”</text:span>. </text:p>
      <text:p text:style-name="P24"/>
      <text:p text:style-name="P30"/>
      <text:p text:style-name="Standard"><draw:frame draw:style-name="fr4" draw:name="Marco10" text:anchor-type="paragraph" svg:width="13.847cm" draw:z-index="1"><draw:text-box fo:min-height="3.447cm"><text:p text:style-name="P7">Confeccione un informe <text:span text:style-name="T11">original</text:span>, <text:span text:style-name="T11">conciso</text:span> y <text:span text:style-name="T11">completo</text:span> donde se dé respuesta a las preguntas y consignas precedidas por un número encerrado entre paréntesis. Éste informe deberá ser confeccionado y entregado por cada grupo que llevó a cabo las actividades. </text:p><text:p text:style-name="P7"><text:span text:style-name="T16">La longitud máxima del informe es de dos páginas</text:span> (sin contar las líneas correspondientes a código fuente).</text:p><text:p text:style-name="P35">Fecha de entrega: Jueves 15 de Noviembre de 201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 style:text-autospace="none"/>
      <style:text-properties style:font-name="Arial" fo:font-family="Arial" style:font-family-generic="swiss" style:font-pitch="variable" fo:font-size="10pt" fo:language="es" fo:country="AR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" fo:font-family="Arial" style:font-family-generic="swiss" style:font-pitch="variable" fo:language="es" fo:country="ES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color="#000000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-Texto_20_independiente_20_3" style:display-name="WW-Texto independiente 3" style:family="paragraph" style:parent-style-name="Standard">
      <style:paragraph-properties fo:text-align="justify" style:justify-single-word="fals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1pt" style:font-size-asian="11pt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3z0" style:family="text">
      <style:text-properties style:font-name="Courier New" fo:font-family="'Courier New'" style:font-family-generic="modern" fo:font-size="11pt" style:font-size-asian="11pt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 fo:font-size="11pt" style:font-size-asian="11pt"/>
    </style:style>
    <style:style style:name="WW8Num17z1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23z0" style:family="text">
      <style:text-properties fo:color="#000000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29z1" style:family="text">
      <style:text-properties style:font-name="Courier New" fo:font-family="'Courier New'" style:font-family-generic="modern"/>
    </style:style>
    <style:style style:name="WW8Num29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Symbol" fo:font-family="Symbol" style:font-family-generic="roman" style:font-pitch="variable" style:font-charset="x-symbol"/>
    </style:style>
    <style:style style:name="WW8Num32z1" style:family="text">
      <style:text-properties style:font-name="Courier New" fo:font-family="'Courier New'" style:font-family-generic="modern"/>
    </style:style>
    <style:style style:name="WW8Num3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Courier New" fo:font-family="'Courier New'" style:font-family-generic="modern" fo:font-size="11pt" style:font-size-asian="11pt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3z3" style:family="text">
      <style:text-properties style:font-name="Symbol" fo:font-family="Symbol" style:font-family-generic="roman" style:font-pitch="variable" style:font-charset="x-symbol"/>
    </style:style>
    <style:style style:name="WW8Num45z0" style:family="text">
      <style:text-properties style:font-name="Symbol" fo:font-family="Symbol" style:font-family-generic="roman" style:font-pitch="variable" style:font-charset="x-symbol"/>
    </style:style>
    <style:style style:name="WW8Num45z1" style:family="text">
      <style:text-properties style:font-name="Courier New" fo:font-family="'Courier New'" style:font-family-generic="modern"/>
    </style:style>
    <style:style style:name="WW8Num45z2" style:family="text">
      <style:text-properties style:font-name="Wingdings" fo:font-family="Wingdings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Symbol" fo:font-family="Symbol" style:font-family-generic="roman" style:font-pitch="variable" style:font-charset="x-symbol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9z0" style:family="text">
      <style:text-properties style:font-name="Courier New" fo:font-family="'Courier New'" style:font-family-generic="modern" fo:font-size="11pt" style:font-size-asian="11pt"/>
    </style:style>
    <style:style style:name="WW8Num59z1" style:family="text">
      <style:text-properties style:font-name="Courier New" fo:font-family="'Courier New'" style:font-family-generic="modern"/>
    </style:style>
    <style:style style:name="WW8Num59z2" style:family="text">
      <style:text-properties style:font-name="Wingdings" fo:font-family="Wingdings" style:font-pitch="variable" style:font-charset="x-symbol"/>
    </style:style>
    <style:style style:name="WW8Num59z3" style:family="text">
      <style:text-properties style:font-name="Symbol" fo:font-family="Symbol" style:font-family-generic="roman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2z0" style:family="text">
      <style:text-properties style:font-name="Symbol" fo:font-family="Symbol" style:font-family-generic="roman" style:font-pitch="variable" style:font-charset="x-symbol"/>
    </style:style>
    <style:style style:name="WW8Num62z1" style:family="text">
      <style:text-properties style:font-name="Courier New" fo:font-family="'Courier New'" style:font-family-generic="modern"/>
    </style:style>
    <style:style style:name="WW8Num62z2" style:family="text">
      <style:text-properties style:font-name="Wingdings" fo:font-family="Wingdings" style:font-pitch="variable" style:font-charset="x-symbol"/>
    </style:style>
    <style:style style:name="WW8Num64z0" style:family="text">
      <style:text-properties style:font-name="Symbol" fo:font-family="Symbol" style:font-family-generic="roman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WW8Num75z1" style:family="text">
      <style:text-properties style:font-name="Courier New" fo:font-family="'Courier New'" style:font-family-generic="modern"/>
    </style:style>
    <style:style style:name="WW8Num75z2" style:family="text">
      <style:text-properties style:font-name="Wingdings" fo:font-family="Wingdings" style:font-pitch="variable" style:font-charset="x-symbol"/>
    </style:style>
    <style:style style:name="WW8Num75z3" style:family="text">
      <style:text-properties style:font-name="Symbol" fo:font-family="Symbol" style:font-family-generic="roman" style:font-pitch="variable" style:font-charset="x-symbol"/>
    </style:style>
    <style:style style:name="WW8Num81z0" style:family="text">
      <style:text-properties style:font-name="Courier New" fo:font-family="'Courier New'" style:font-family-generic="modern" fo:font-size="11pt" style:font-size-asian="11pt"/>
    </style:style>
    <style:style style:name="WW8Num81z1" style:family="text">
      <style:text-properties style:font-name="Courier New" fo:font-family="'Courier New'" style:font-family-generic="modern"/>
    </style:style>
    <style:style style:name="WW8Num81z2" style:family="text">
      <style:text-properties style:font-name="Wingdings" fo:font-family="Wingdings" style:font-pitch="variable" style:font-charset="x-symbol"/>
    </style:style>
    <style:style style:name="WW8Num81z3" style:family="text">
      <style:text-properties style:font-name="Symbol" fo:font-family="Symbol" style:font-family-generic="roman" style:font-pitch="variable" style:font-charset="x-symbol"/>
    </style:style>
    <style:style style:name="WW8Num87z0" style:family="text">
      <style:text-properties style:font-name="Symbol" fo:font-family="Symbol" style:font-family-generic="roman" style:font-pitch="variable" style:font-charset="x-symbol"/>
    </style:style>
    <style:style style:name="WW8Num87z1" style:family="text">
      <style:text-properties style:font-name="Courier New" fo:font-family="'Courier New'" style:font-family-generic="modern"/>
    </style:style>
    <style:style style:name="WW8Num87z2" style:family="text">
      <style:text-properties style:font-name="Wingdings" fo:font-family="Wingdings" style:font-pitch="variable" style:font-charset="x-symbol"/>
    </style:style>
    <style:style style:name="WW8Num96z0" style:family="text">
      <style:text-properties style:font-name="Courier New" fo:font-family="'Courier New'" style:font-family-generic="modern" fo:font-size="11pt" style:font-size-asian="11pt"/>
    </style:style>
    <style:style style:name="WW8Num96z1" style:family="text">
      <style:text-properties style:font-name="Courier New" fo:font-family="'Courier New'" style:font-family-generic="modern"/>
    </style:style>
    <style:style style:name="WW8Num96z2" style:family="text">
      <style:text-properties style:font-name="Wingdings" fo:font-family="Wingdings" style:font-pitch="variable" style:font-charset="x-symbol"/>
    </style:style>
    <style:style style:name="WW8Num96z3" style:family="text">
      <style:text-properties style:font-name="Symbol" fo:font-family="Symbol" style:font-family-generic="roman" style:font-pitch="variable" style:font-charset="x-symbol"/>
    </style:style>
    <style:style style:name="WW8Num97z1" style:family="text">
      <style:text-properties style:font-name="Symbol" fo:font-family="Symbol" style:font-family-generic="roman" style:font-pitch="variable" style:font-charset="x-symbol"/>
    </style:style>
    <style:style style:name="WW8Num99z0" style:family="text">
      <style:text-properties style:font-name="Symbol" fo:font-family="Symbol" style:font-family-generic="roman" style:font-pitch="variable" style:font-charset="x-symbol"/>
    </style:style>
    <style:style style:name="WW8Num99z1" style:family="text">
      <style:text-properties style:font-name="Courier New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103z0" style:family="text">
      <style:text-properties fo:color="#000000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9z1" style:family="text">
      <style:text-properties style:font-name="Courier New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09z3" style:family="text">
      <style:text-properties style:font-name="Symbol" fo:font-family="Symbol" style:font-family-generic="roman" style:font-pitch="variable" style:font-charset="x-symbol"/>
    </style:style>
    <style:style style:name="WW8Num110z0" style:family="text">
      <style:text-properties style:font-name="Courier New" fo:font-family="'Courier New'" style:font-family-generic="modern" fo:font-size="11pt" style:font-size-asian="11pt"/>
    </style:style>
    <style:style style:name="WW8Num110z1" style:family="text">
      <style:text-properties style:font-name="Courier New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Courier New" fo:font-family="'Courier New'" style:font-family-generic="modern" fo:font-size="11pt" style:font-size-asian="11pt"/>
    </style:style>
    <style:style style:name="WW8Num112z1" style:family="text">
      <style:text-properties style:font-name="Courier New" fo:font-family="'Courier New'" style:font-family-generic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2z3" style:family="text">
      <style:text-properties style:font-name="Symbol" fo:font-family="Symbol" style:font-family-generic="roman" style:font-pitch="variable" style:font-charset="x-symbol"/>
    </style:style>
    <style:style style:name="WW8Num1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3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114z0" style:family="text">
      <style:text-properties style:font-name="Symbol" fo:font-family="Symbol" style:font-family-generic="roman" style:font-pitch="variable" style:font-charset="x-symbol"/>
    </style:style>
    <style:style style:name="WW8Num115z0" style:family="text">
      <style:text-properties style:font-name="Symbol" fo:font-family="Symbol" style:font-family-generic="roman" style:font-pitch="variable" style:font-charset="x-symbol"/>
    </style:style>
    <style:style style:name="WW8Num115z1" style:family="text">
      <style:text-properties style:font-name="Courier New" fo:font-family="'Courier New'" style:font-family-generic="modern"/>
    </style:style>
    <style:style style:name="WW8Num115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Courier New" fo:font-family="'Courier New'" style:font-family-generic="modern" fo:font-size="11pt" style:font-size-asian="11pt"/>
    </style:style>
    <style:style style:name="WW8Num118z1" style:family="text">
      <style:text-properties style:font-name="Courier New" fo:font-family="'Courier New'" style:font-family-generic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8z3" style:family="text">
      <style:text-properties style:font-name="Symbol" fo:font-family="Symbol" style:font-family-generic="roman" style:font-pitch="variable" style:font-charset="x-symbol"/>
    </style:style>
    <style:style style:name="WW8Num119z0" style:family="text">
      <style:text-properties style:font-name="Symbol" fo:font-family="Symbol" style:font-family-generic="roman" style:font-pitch="variable" style:font-charset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" fo:font-family="'Courier New'" style:font-family-generic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3z0" style:family="text">
      <style:text-properties style:font-name="Symbol" fo:font-family="Symbol" style:font-family-generic="roman" style:font-pitch="variable" style:font-charset="x-symbol"/>
    </style:style>
    <style:style style:name="WW8Num123z1" style:family="text">
      <style:text-properties style:font-name="Courier New" fo:font-family="'Courier New'" style:font-family-generic="modern"/>
    </style:style>
    <style:style style:name="WW8Num123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4z1" style:family="text">
      <style:text-properties style:font-name="Courier New" fo:font-family="'Courier New'" style:font-family-generic="modern"/>
    </style:style>
    <style:style style:name="WW8Num124z2" style:family="text">
      <style:text-properties style:font-name="Wingdings" fo:font-family="Wingdings" style:font-pitch="variable" style:font-charset="x-symbol"/>
    </style:style>
    <style:style style:name="WW8Num124z3" style:family="text">
      <style:text-properties style:font-name="Symbol" fo:font-family="Symbol" style:font-family-generic="roman" style:font-pitch="variable" style:font-charset="x-symbol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9z0" style:family="text">
      <style:text-properties style:font-name="Courier New" fo:font-family="'Courier New'" style:font-family-generic="modern" fo:font-size="11pt" style:font-size-asian="11pt"/>
    </style:style>
    <style:style style:name="WW8Num129z1" style:family="text">
      <style:text-properties style:font-name="Courier New" fo:font-family="'Courier New'" style:font-family-generic="modern"/>
    </style:style>
    <style:style style:name="WW8Num129z2" style:family="text">
      <style:text-properties style:font-name="Wingdings" fo:font-family="Wingdings" style:font-pitch="variable" style:font-charset="x-symbol"/>
    </style:style>
    <style:style style:name="WW8Num129z3" style:family="text">
      <style:text-properties style:font-name="Symbol" fo:font-family="Symbol" style:font-family-generic="roman" style:font-pitch="variable" style:font-charset="x-symbol"/>
    </style:style>
    <style:style style:name="WW8Num132z0" style:family="text">
      <style:text-properties style:font-name="Symbol" fo:font-family="Symbol" style:font-family-generic="roman" style:font-pitch="variable" style:font-charset="x-symbol"/>
    </style:style>
    <style:style style:name="WW8Num132z1" style:family="text">
      <style:text-properties style:font-name="Courier New" fo:font-family="'Courier New'" style:font-family-generic="modern"/>
    </style:style>
    <style:style style:name="WW8Num132z2" style:family="text">
      <style:text-properties style:font-name="Wingdings" fo:font-family="Wingdings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5z1" style:family="text">
      <style:text-properties style:font-name="Courier New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5z3" style:family="text">
      <style:text-properties style:font-name="Symbol" fo:font-family="Symbol" style:font-family-generic="roman" style:font-pitch="variable" style:font-charset="x-symbol"/>
    </style:style>
    <style:style style:name="WW8Num136z0" style:family="text">
      <style:text-properties style:font-name="Symbol" fo:font-family="Symbol" style:font-family-generic="roman" style:font-pitch="variable" style:font-charset="x-symbol"/>
    </style:style>
    <style:style style:name="WW8Num1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6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style:font-name="Symbol" fo:font-family="Symbol" style:font-family-generic="roman" style:font-pitch="variable" style:font-charset="x-symbol"/>
    </style:style>
    <style:style style:name="WW8Num137z1" style:family="text">
      <style:text-properties style:font-name="Courier New" fo:font-family="'Courier New'" style:font-family-generic="modern"/>
    </style:style>
    <style:style style:name="WW8Num137z2" style:family="text">
      <style:text-properties style:font-name="Wingdings" fo:font-family="Wingdings" style:font-pitch="variable" style:font-charset="x-symbol"/>
    </style:style>
    <style:style style:name="WW8Num138z0" style:family="text">
      <style:text-properties style:font-name="Courier New" fo:font-family="'Courier New'" style:font-family-generic="modern" fo:font-size="11pt" style:font-size-asian="11pt"/>
    </style:style>
    <style:style style:name="WW8Num138z1" style:family="text">
      <style:text-properties style:font-name="Courier New" fo:font-family="'Courier New'" style:font-family-generic="modern"/>
    </style:style>
    <style:style style:name="WW8Num138z2" style:family="text">
      <style:text-properties style:font-name="Wingdings" fo:font-family="Wingdings" style:font-pitch="variable" style:font-charset="x-symbol"/>
    </style:style>
    <style:style style:name="WW8Num138z3" style:family="text">
      <style:text-properties style:font-name="Symbol" fo:font-family="Symbol" style:font-family-generic="roman" style:font-pitch="variable" style:font-charset="x-symbol"/>
    </style:style>
    <style:style style:name="WW8Num139z0" style:family="text">
      <style:text-properties style:font-name="Symbol" fo:font-family="Symbol" style:font-family-generic="roman" style:font-pitch="variable" style:font-charset="x-symbol"/>
    </style:style>
    <style:style style:name="WW8Num139z1" style:family="text">
      <style:text-properties style:font-name="Courier New" fo:font-family="'Courier New'" style:font-family-generic="modern"/>
    </style:style>
    <style:style style:name="WW8Num139z2" style:family="text">
      <style:text-properties style:font-name="Wingdings" fo:font-family="Wingdings" style:font-pitch="variable" style:font-charset="x-symbol"/>
    </style:style>
    <style:style style:name="WW8Num141z0" style:family="text">
      <style:text-properties fo:color="#000000"/>
    </style:style>
    <style:style style:name="WW8Num143z0" style:family="text">
      <style:text-properties style:font-name="Symbol" fo:font-family="Symbol" style:font-family-generic="roman" style:font-pitch="variable" style:font-charset="x-symbol"/>
    </style:style>
    <style:style style:name="WW8Num143z1" style:family="text">
      <style:text-properties style:font-name="Courier New" fo:font-family="'Courier New'" style:font-family-generic="modern"/>
    </style:style>
    <style:style style:name="WW8Num143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5z1" style:family="text">
      <style:text-properties style:font-name="Courier New" fo:font-family="'Courier New'" style:font-family-generic="modern"/>
    </style:style>
    <style:style style:name="WW8Num145z2" style:family="text">
      <style:text-properties style:font-name="Wingdings" fo:font-family="Wingdings" style:font-pitch="variable" style:font-charset="x-symbol"/>
    </style:style>
    <style:style style:name="WW8Num145z3" style:family="text">
      <style:text-properties style:font-name="Symbol" fo:font-family="Symbol" style:font-family-generic="roman" style:font-pitch="variable" style:font-charset="x-symbol"/>
    </style:style>
    <style:style style:name="WW8Num146z0" style:family="text">
      <style:text-properties style:font-name="Symbol" fo:font-family="Symbol" style:font-family-generic="roman" style:font-pitch="variable" style:font-charset="x-symbol"/>
    </style:style>
    <style:style style:name="WW8Num146z1" style:family="text">
      <style:text-properties style:font-name="Courier New" fo:font-family="'Courier New'" style:font-family-generic="modern"/>
    </style:style>
    <style:style style:name="WW8Num146z2" style:family="text">
      <style:text-properties style:font-name="Wingdings" fo:font-family="Wingdings" style:font-pitch="variable" style:font-charset="x-symbol"/>
    </style:style>
    <style:style style:name="WW8Num148z0" style:family="text">
      <style:text-properties style:font-name="Symbol" fo:font-family="Symbol" style:font-family-generic="roman" style:font-pitch="variable" style:font-charset="x-symbol"/>
    </style:style>
    <style:style style:name="WW8Num151z0" style:family="text">
      <style:text-properties style:font-name="Symbol" fo:font-family="Symbol" style:font-family-generic="roman" style:font-pitch="variable" style:font-charset="x-symbol"/>
    </style:style>
    <style:style style:name="WW8Num151z1" style:family="text">
      <style:text-properties style:font-name="Courier New" fo:font-family="'Courier New'" style:font-family-generic="modern"/>
    </style:style>
    <style:style style:name="WW8Num151z2" style:family="text">
      <style:text-properties style:font-name="Wingdings" fo:font-family="Wingdings" style:font-pitch="variable" style:font-charset="x-symbol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2z4" style:family="text">
      <style:text-properties style:font-name="Courier New" fo:font-family="'Courier New'" style:font-family-generic="modern"/>
    </style:style>
    <style:style style:name="WW8Num153z0" style:family="text">
      <style:text-properties style:font-name="Symbol" fo:font-family="Symbol" style:font-family-generic="roman" style:font-pitch="variable" style:font-charset="x-symbol"/>
    </style:style>
    <style:style style:name="WW8Num153z1" style:family="text">
      <style:text-properties style:font-name="Courier New" fo:font-family="'Courier New'" style:font-family-generic="modern"/>
    </style:style>
    <style:style style:name="WW8Num153z2" style:family="text">
      <style:text-properties style:font-name="Wingdings" fo:font-family="Wingdings" style:font-pitch="variable" style:font-charset="x-symbol"/>
    </style:style>
    <style:style style:name="WW8Num155z0" style:family="text">
      <style:text-properties fo:font-weight="normal" style:font-weight-asian="norma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2z0" style:family="text">
      <style:text-properties style:font-name="Symbol" fo:font-family="Symbol" style:font-family-generic="roman" style:font-pitch="variable" style:font-charset="x-symbol"/>
    </style:style>
    <style:style style:name="WW8Num162z1" style:family="text">
      <style:text-properties style:font-name="Courier New" fo:font-family="'Courier New'" style:font-family-generic="modern"/>
    </style:style>
    <style:style style:name="WW8Num162z2" style:family="text">
      <style:text-properties style:font-name="Wingdings" fo:font-family="Wingdings" style:font-pitch="variable" style:font-charset="x-symbol"/>
    </style:style>
    <style:style style:name="WW8Num163z0" style:family="text">
      <style:text-properties fo:color="#000000"/>
    </style:style>
    <style:style style:name="WW8Num169z0" style:family="text">
      <style:text-properties style:font-name="Symbol" fo:font-family="Symbol" style:font-family-generic="roman" style:font-pitch="variable" style:font-charset="x-symbol"/>
    </style:style>
    <style:style style:name="WW8Num169z1" style:family="text">
      <style:text-properties style:font-name="Courier New" fo:font-family="'Courier New'" style:font-family-generic="modern"/>
    </style:style>
    <style:style style:name="WW8Num169z2" style:family="text">
      <style:text-properties style:font-name="Wingdings" fo:font-family="Wingdings" style:font-pitch="variable" style:font-charset="x-symbol"/>
    </style:style>
    <style:style style:name="WW8Num171z0" style:family="text">
      <style:text-properties style:font-name="Symbol" fo:font-family="Symbol" style:font-family-generic="roman" style:font-pitch="variable" style:font-charset="x-symbol"/>
    </style:style>
    <style:style style:name="WW8Num171z1" style:family="text">
      <style:text-properties style:font-name="Courier New" fo:font-family="'Courier New'" style:font-family-generic="modern"/>
    </style:style>
    <style:style style:name="WW8Num171z2" style:family="text">
      <style:text-properties style:font-name="Wingdings" fo:font-family="Wingdings" style:font-pitch="variable" style:font-charset="x-symbol"/>
    </style:style>
    <style:style style:name="WW8Num173z0" style:family="text">
      <style:text-properties style:font-name="Symbol" fo:font-family="Symbol" style:font-family-generic="roman" style:font-pitch="variable" style:font-charset="x-symbol"/>
    </style:style>
    <style:style style:name="WW8Num1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/>
    </style:style>
    <style:style style:name="WW8Num175z0" style:family="text">
      <style:text-properties style:font-name="Symbol" fo:font-family="Symbol" style:font-family-generic="roman" style:font-pitch="variable" style:font-charset="x-symbol"/>
    </style:style>
    <style:style style:name="WW8Num175z1" style:family="text">
      <style:text-properties style:font-name="Courier New" fo:font-family="'Courier New'" style:font-family-generic="modern"/>
    </style:style>
    <style:style style:name="WW8Num175z2" style:family="text">
      <style:text-properties style:font-name="Wingdings" fo:font-family="Wingdings" style:font-pitch="variable" style:font-charset="x-symbol"/>
    </style:style>
    <style:style style:name="WW8Num176z0" style:family="text">
      <style:text-properties style:font-name="Symbol" fo:font-family="Symbol" style:font-family-generic="roman" style:font-pitch="variable" style:font-charset="x-symbol"/>
    </style:style>
    <style:style style:name="WW8Num176z1" style:family="text">
      <style:text-properties style:font-name="Courier New" fo:font-family="'Courier New'" style:font-family-generic="modern"/>
    </style:style>
    <style:style style:name="WW8Num176z2" style:family="text">
      <style:text-properties style:font-name="Wingdings" fo:font-family="Wingdings" style:font-pitch="variable" style:font-charset="x-symbol"/>
    </style:style>
    <style:style style:name="WW8Num177z0" style:family="text">
      <style:text-properties style:font-name="Symbol" fo:font-family="Symbol" style:font-family-generic="roman" style:font-pitch="variable" style:font-charset="x-symbol"/>
    </style:style>
    <style:style style:name="WW8Num177z1" style:family="text">
      <style:text-properties style:font-name="Courier New" fo:font-family="'Courier New'" style:font-family-generic="modern"/>
    </style:style>
    <style:style style:name="WW8Num177z2" style:family="text">
      <style:text-properties style:font-name="Wingdings" fo:font-family="Wingdings" style:font-pitch="variable" style:font-charset="x-symbol"/>
    </style:style>
    <style:style style:name="WW8Num180z0" style:family="text">
      <style:text-properties style:font-name="Symbol" fo:font-family="Symbol" style:font-family-generic="roman" style:font-pitch="variable" style:font-charset="x-symbol"/>
    </style:style>
    <style:style style:name="WW8Num180z1" style:family="text">
      <style:text-properties style:font-name="Courier New" fo:font-family="'Courier New'" style:font-family-generic="modern"/>
    </style:style>
    <style:style style:name="WW8Num180z2" style:family="text">
      <style:text-properties style:font-name="Wingdings" fo:font-family="Wingdings" style:font-pitch="variable" style:font-charset="x-symbol"/>
    </style:style>
    <style:style style:name="WW8Num181z0" style:family="text">
      <style:text-properties style:font-name="Courier New" fo:font-family="'Courier New'" style:font-family-generic="modern" fo:font-size="11pt" style:font-size-asian="11pt"/>
    </style:style>
    <style:style style:name="WW8Num181z1" style:family="text">
      <style:text-properties style:font-name="Courier New" fo:font-family="'Courier New'" style:font-family-generic="modern"/>
    </style:style>
    <style:style style:name="WW8Num181z2" style:family="text">
      <style:text-properties style:font-name="Wingdings" fo:font-family="Wingdings" style:font-pitch="variable" style:font-charset="x-symbol"/>
    </style:style>
    <style:style style:name="WW8Num181z3" style:family="text">
      <style:text-properties style:font-name="Symbol" fo:font-family="Symbol" style:font-family-generic="roman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min-label-width="0.635cm"/>
        <style:text-properties style:font-name="Symbol"/>
      </text:list-level-style-bullet>
      <text:list-level-style-bullet text:level="2" text:style-name="WW8Num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4z1" text:bullet-char="o">
        <style:list-level-properties text:space-before="4.403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8.213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12.023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7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number text:level="1" text:style-name="WW8Num23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text:bullet-char="">
        <style:list-level-properties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2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2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2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32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32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32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32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32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32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bullet text:level="1" text:style-name="WW8Num43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bullet text:level="1" text:style-name="WW8Num4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bullet text:level="1" text:style-name="WW8Num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bullet text:level="1" text:style-name="WW8Num59z0" text:bullet-char="o">
        <style:list-level-properties text:min-label-width="0.635cm"/>
        <style:text-properties style:font-name="Courier New1"/>
      </text:list-level-style-bullet>
      <text:list-level-style-bullet text:level="2" text:style-name="WW8Num59z1" text:bullet-char="o">
        <style:list-level-properties text:min-label-width="0.635cm"/>
        <style:text-properties style:font-name="Courier New1"/>
      </text:list-level-style-bullet>
      <text:list-level-style-bullet text:level="3" text:style-name="WW8Num59z2" text:bullet-char="">
        <style:list-level-properties text:space-before="1.27cm" text:min-label-width="0.635cm"/>
        <style:text-properties style:font-name="Wingdings"/>
      </text:list-level-style-bullet>
      <text:list-level-style-bullet text:level="4" text:style-name="WW8Num59z3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59z1" text:bullet-char="o">
        <style:list-level-properties text:space-before="3.81cm" text:min-label-width="0.635cm"/>
        <style:text-properties style:font-name="Courier New1"/>
      </text:list-level-style-bullet>
      <text:list-level-style-bullet text:level="6" text:style-name="WW8Num59z2" text:bullet-char="">
        <style:list-level-properties text:space-before="5.08cm" text:min-label-width="0.635cm"/>
        <style:text-properties style:font-name="Wingdings"/>
      </text:list-level-style-bullet>
      <text:list-level-style-bullet text:level="7" text:style-name="WW8Num59z3" text:bullet-char="">
        <style:list-level-properties text:space-before="6.35cm" text:min-label-width="0.635cm"/>
        <style:text-properties style:font-name="Symbol"/>
      </text:list-level-style-bullet>
      <text:list-level-style-bullet text:level="8" text:style-name="WW8Num59z1" text:bullet-char="o">
        <style:list-level-properties text:space-before="7.62cm" text:min-label-width="0.635cm"/>
        <style:text-properties style:font-name="Courier New1"/>
      </text:list-level-style-bullet>
      <text:list-level-style-bullet text:level="9" text:style-name="WW8Num59z2" text:bullet-char="">
        <style:list-level-properties text:space-before="8.8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bullet text:level="1" text:style-name="WW8Num8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81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81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81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81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81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81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81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81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bullet text:level="1" text:style-name="WW8Num8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bullet text:level="1" text:style-name="WW8Num96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96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96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96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96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96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96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96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96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bullet text:level="1" text:style-name="WW8Num9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text:style-name="WW8Num10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0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0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0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0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0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12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12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12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12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12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12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bullet text:level="1" text:style-name="WW8Num113z0" text:bullet-char="–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13z1" text:bullet-char="o">
        <style:list-level-properties text:space-before="1.905cm" text:min-label-width="0.635cm"/>
        <style:text-properties style:font-name="Courier New1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bullet text:level="1" text:style-name="WW8Num114z0" text:bullet-char="">
        <style:list-level-properties text:min-label-width="0.635cm"/>
        <style:text-properties style:font-name="Symbol"/>
      </text:list-level-style-bullet>
      <text:list-level-style-bullet text:level="2" text:style-name="WW8Num114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3.429cm" text:min-label-width="0.635cm"/>
        <style:text-properties style:font-name="Courier New1"/>
      </text:list-level-style-bullet>
      <text:list-level-style-bullet text:level="3" text:style-name="WW8Num115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7.239cm" text:min-label-width="0.635cm"/>
        <style:text-properties style:font-name="Courier New1"/>
      </text:list-level-style-bullet>
      <text:list-level-style-bullet text:level="6" text:style-name="WW8Num115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11.049cm" text:min-label-width="0.635cm"/>
        <style:text-properties style:font-name="Courier New1"/>
      </text:list-level-style-bullet>
      <text:list-level-style-bullet text:level="9" text:style-name="WW8Num115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>
      <text:list-level-style-bullet text:level="1" text:style-name="WW8Num118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118z1" text:bullet-char="o">
        <style:list-level-properties text:space-before="1.249cm" text:min-label-width="0.635cm"/>
        <style:text-properties style:font-name="Courier New1"/>
      </text:list-level-style-bullet>
      <text:list-level-style-bullet text:level="3" text:style-name="WW8Num118z2" text:bullet-char="">
        <style:list-level-properties text:space-before="2.519cm" text:min-label-width="0.635cm"/>
        <style:text-properties style:font-name="Wingdings"/>
      </text:list-level-style-bullet>
      <text:list-level-style-bullet text:level="4" text:style-name="WW8Num118z3" text:bullet-char="">
        <style:list-level-properties text:space-before="3.789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59cm" text:min-label-width="0.635cm"/>
        <style:text-properties style:font-name="Courier New1"/>
      </text:list-level-style-bullet>
      <text:list-level-style-bullet text:level="6" text:style-name="WW8Num118z2" text:bullet-char="">
        <style:list-level-properties text:space-before="6.329cm" text:min-label-width="0.635cm"/>
        <style:text-properties style:font-name="Wingdings"/>
      </text:list-level-style-bullet>
      <text:list-level-style-bullet text:level="7" text:style-name="WW8Num118z3" text:bullet-char="">
        <style:list-level-properties text:space-before="7.599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69cm" text:min-label-width="0.635cm"/>
        <style:text-properties style:font-name="Courier New1"/>
      </text:list-level-style-bullet>
      <text:list-level-style-bullet text:level="9" text:style-name="WW8Num118z2" text:bullet-char="">
        <style:list-level-properties text:space-before="10.13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bullet text:level="1" text:style-name="WW8Num1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bullet text:level="1" text:style-name="WW8Num1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2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2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2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bullet text:level="1" text:style-name="WW8Num129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2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bullet text:level="1" text:style-name="WW8Num13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>
      <text:list-level-style-bullet text:level="1" text:style-name="WW8Num1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bullet text:level="1" text:style-name="WW8Num136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36z1" text:bullet-char="o">
        <style:list-level-properties text:space-before="2.54cm" text:min-label-width="0.635cm"/>
        <style:text-properties style:font-name="Courier New1"/>
      </text:list-level-style-bullet>
      <text:list-level-style-bullet text:level="3" text:style-name="WW8Num136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36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36z1" text:bullet-char="o">
        <style:list-level-properties text:space-before="6.35cm" text:min-label-width="0.635cm"/>
        <style:text-properties style:font-name="Courier New1"/>
      </text:list-level-style-bullet>
      <text:list-level-style-bullet text:level="6" text:style-name="WW8Num136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36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36z1" text:bullet-char="o">
        <style:list-level-properties text:space-before="10.16cm" text:min-label-width="0.635cm"/>
        <style:text-properties style:font-name="Courier New1"/>
      </text:list-level-style-bullet>
      <text:list-level-style-bullet text:level="9" text:style-name="WW8Num136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bullet text:level="1" text:style-name="WW8Num13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3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13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13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13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bullet text:level="1" text:style-name="WW8Num13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138z1" text:bullet-char="o">
        <style:list-level-properties text:space-before="0.635cm" text:min-label-width="0.635cm"/>
        <style:text-properties style:font-name="Courier New1"/>
      </text:list-level-style-bullet>
      <text:list-level-style-bullet text:level="3" text:style-name="WW8Num138z2" text:bullet-char="">
        <style:list-level-properties text:space-before="1.905cm" text:min-label-width="0.635cm"/>
        <style:text-properties style:font-name="Wingdings"/>
      </text:list-level-style-bullet>
      <text:list-level-style-bullet text:level="4" text:style-name="WW8Num138z3" text:bullet-char="">
        <style:list-level-properties text:space-before="3.175cm" text:min-label-width="0.635cm"/>
        <style:text-properties style:font-name="Symbol"/>
      </text:list-level-style-bullet>
      <text:list-level-style-bullet text:level="5" text:style-name="WW8Num138z1" text:bullet-char="o">
        <style:list-level-properties text:space-before="4.445cm" text:min-label-width="0.635cm"/>
        <style:text-properties style:font-name="Courier New1"/>
      </text:list-level-style-bullet>
      <text:list-level-style-bullet text:level="6" text:style-name="WW8Num138z2" text:bullet-char="">
        <style:list-level-properties text:space-before="5.715cm" text:min-label-width="0.635cm"/>
        <style:text-properties style:font-name="Wingdings"/>
      </text:list-level-style-bullet>
      <text:list-level-style-bullet text:level="7" text:style-name="WW8Num138z3" text:bullet-char="">
        <style:list-level-properties text:space-before="6.985cm" text:min-label-width="0.635cm"/>
        <style:text-properties style:font-name="Symbol"/>
      </text:list-level-style-bullet>
      <text:list-level-style-bullet text:level="8" text:style-name="WW8Num138z1" text:bullet-char="o">
        <style:list-level-properties text:space-before="8.255cm" text:min-label-width="0.635cm"/>
        <style:text-properties style:font-name="Courier New1"/>
      </text:list-level-style-bullet>
      <text:list-level-style-bullet text:level="9" text:style-name="WW8Num138z2" text:bullet-char="">
        <style:list-level-properties text:space-before="9.52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bullet text:level="1" text:style-name="WW8Num139z0" text:bullet-char="">
        <style:list-level-properties text:min-label-width="0.635cm"/>
        <style:text-properties style:font-name="Symbol"/>
      </text:list-level-style-bullet>
      <text:list-level-style-bullet text:level="2" text:style-name="WW8Num139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39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9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9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39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9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9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39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text:style-name="WW8Num141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bullet text:level="1" text:style-name="WW8Num1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bullet text:level="1" text:style-name="WW8Num145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4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bullet text:level="1" text:style-name="WW8Num1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bullet text:level="1" text:style-name="WW8Num148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bullet text:level="1" text:style-name="WW8Num151z0" text:bullet-char="">
        <style:list-level-properties text:min-label-width="0.635cm"/>
        <style:text-properties style:font-name="Symbol"/>
      </text:list-level-style-bullet>
      <text:list-level-style-bullet text:level="2" text:style-name="WW8Num151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151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1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1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1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1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1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1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min-label-width="0.635cm"/>
        <style:text-properties style:font-name="Symbol"/>
      </text:list-level-style-bullet>
      <text:list-level-style-bullet text:level="2" text:style-name="WW8Num152z1" text:bullet-char="-">
        <style:list-level-properties text:space-before="1.27cm" text:min-label-width="0.635cm"/>
        <style:text-properties style:font-name="Arial"/>
      </text:list-level-style-bullet>
      <text:list-level-style-bullet text:level="3" text:style-name="WW8Num15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2z4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15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2z4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15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bullet text:level="1" text:style-name="WW8Num153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53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53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53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53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53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53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53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53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text:style-name="WW8Num155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2.413cm" text:min-label-width="0.635cm"/>
        <style:text-properties style:font-name="Courier New1"/>
      </text:list-level-style-bullet>
      <text:list-level-style-bullet text:level="3" text:style-name="WW8Num158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6.223cm" text:min-label-width="0.635cm"/>
        <style:text-properties style:font-name="Courier New1"/>
      </text:list-level-style-bullet>
      <text:list-level-style-bullet text:level="6" text:style-name="WW8Num158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10.033cm" text:min-label-width="0.635cm"/>
        <style:text-properties style:font-name="Courier New1"/>
      </text:list-level-style-bullet>
      <text:list-level-style-bullet text:level="9" text:style-name="WW8Num158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2" text:consecutive-numbering="true">
      <text:list-level-style-bullet text:level="1" text:style-name="WW8Num1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3" text:consecutive-numbering="true">
      <text:list-level-style-number text:level="1" text:style-name="WW8Num16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9" text:consecutive-numbering="true">
      <text:list-level-style-bullet text:level="1" text:style-name="WW8Num1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1" text:consecutive-numbering="true">
      <text:list-level-style-bullet text:level="1" text:style-name="WW8Num1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3" text:consecutive-numbering="true">
      <text:list-level-style-bullet text:level="1" text:style-name="WW8Num17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5" text:consecutive-numbering="true">
      <text:list-level-style-bullet text:level="1" text:style-name="WW8Num1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6" text:consecutive-numbering="true">
      <text:list-level-style-bullet text:level="1" text:style-name="WW8Num1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7" text:consecutive-numbering="true">
      <text:list-level-style-bullet text:level="1" text:style-name="WW8Num1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9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0" text:consecutive-numbering="true">
      <text:list-level-style-bullet text:level="1" text:style-name="WW8Num1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1" text:consecutive-numbering="true">
      <text:list-level-style-bullet text:level="1" text:style-name="WW8Num181z0" text:bullet-char="o">
        <style:list-level-properties text:space-before="1.905cm" text:min-label-width="0.635cm"/>
        <style:text-properties style:font-name="Courier New1"/>
      </text:list-level-style-bullet>
      <text:list-level-style-bullet text:level="2" text:style-name="WW8Num18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Arial" fo:font-size="11pt" style:font-size-asian="11pt" style:font-name-complex="Arial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Arial" fo:font-size="11pt" fo:font-weight="bold" style:font-size-asian="11pt" style:font-weight-asian="bold" style:font-name-complex="Arial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  <style:text-properties officeooo:paragraph-rsid="001bcf42"/>
    </style:style>
    <style:style style:name="MT1" style:family="text">
      <style:text-properties officeooo:rsid="001acdd6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ff" style:font-name="Liberation Sans" fo:font-size="9pt" fo:font-weight="bold" style:font-size-asian="9pt" style:font-weight-asian="bold" style:font-name-complex="Arial" style:font-size-complex="9pt" style:font-weight-complex="bold"/>
    </style:style>
    <style:style style:name="MT4" style:family="text">
      <style:text-properties fo:color="#0000ff" style:font-name="Liberation Sans" fo:font-size="9pt" fo:font-weight="bold" officeooo:rsid="001d4840" style:font-size-asian="9pt" style:font-weight-asian="bold" style:font-name-complex="Arial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0<text:span text:style-name="MT1">8</text:span> - Señales en Linux</text:p>
      </style:header>
      <style:footer>
        <text:p text:style-name="MP3"><text:span text:style-name="MT2">Ing. Arellano - Ing. Aguiar</text:span><text:tab/><text:span text:style-name="MT3">Año 201</text:span><text:span text:style-name="MT4">8</text:span><text:tab/><text:span text:style-name="Page_20_Number"><text:span text:style-name="MT2"><text:page-number text:select-page="current">4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áctico 08 - IPC y Señales en Linux</dc:title>
    <meta:initial-creator>Gabriel Arellano</meta:initial-creator>
    <meta:creation-date>2003-10-03T12:35:00</meta:creation-date>
    <dc:date>2018-11-05T17:58:18.997002674</dc:date>
    <meta:print-date>2003-08-08T13:38:00</meta:print-date>
    <meta:editing-cycles>270</meta:editing-cycles>
    <meta:editing-duration>P4DT12H8M21S</meta:editing-duration>
    <meta:document-statistic meta:table-count="0" meta:image-count="0" meta:object-count="0" meta:page-count="5" meta:paragraph-count="151" meta:word-count="991" meta:character-count="6868" meta:non-whitespace-character-count="5719"/>
    <meta:user-defined meta:name="Info 1"/>
    <meta:user-defined meta:name="Info 2"/>
    <meta:user-defined meta:name="Info 3"/>
    <meta:user-defined meta:name="Info 4"/>
  </office:meta>
</office:document-meta>
</file>